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D00000434000006FD52BCC1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tarBasic" script:event-name="office:new" script:macro-name="application:Template.Correspondence.Placeholder"/>
    </office:event-listeners>
  </office:scripts>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text-properties fo:color="#999999" style:font-name="StarSymbol1" style:font-name-asian="StarSymbol1" style:font-name-complex="StarSymbol1"/>
    </style:style>
    <style:style style:name="P3" style:family="paragraph" style:parent-style-name="Salutation">
      <style:paragraph-properties fo:margin-left="0cm" fo:margin-right="0cm" fo:text-indent="0cm" style:auto-text-indent="false"/>
    </style:style>
    <style:style style:name="P4" style:family="paragraph" style:parent-style-name="Signature">
      <style:paragraph-properties fo:margin-left="0cm" fo:margin-right="0cm" fo:text-indent="0cm" style:auto-text-indent="false"/>
    </style:style>
    <style:style style:name="P5" style:family="paragraph" style:parent-style-name="Signature">
      <style:paragraph-properties fo:margin-left="0cm" fo:margin-right="0cm" fo:text-indent="0cm" style:auto-text-indent="false" fo:break-before="auto" fo:break-after="auto"/>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1" style:family="paragraph" style:parent-style-name="Standard">
      <style:paragraph-properties fo:text-align="start" style:justify-single-word="false"/>
      <style:text-properties fo:font-size="6.5pt" fo:font-style="normal" style:font-size-asian="6.5pt" style:font-style-asian="normal" style:font-size-complex="6.5pt" style:font-style-complex="normal"/>
    </style:style>
    <style:style style:name="P12" style:family="paragraph" style:parent-style-name="Date" style:master-page-name="First_20_Page">
      <style:paragraph-properties style:page-number="auto"/>
    </style:style>
    <style:style style:name="T1" style:family="text">
      <style:text-properties style:font-name="StarSymbol2" fo:font-size="10pt" fo:font-style="normal" style:font-size-asian="10pt" style:font-style-asian="normal" style:font-size-complex="10pt" style:font-style-complex="normal"/>
    </style:style>
    <style:style style:name="T2"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terloo, ON, Canada" text:name="City"/>
        <text:user-field-decl office:value-type="string" office:string-value="3M1" text:name="PostCode"/>
        <text:user-field-decl office:value-type="string" office:string-value="N2J" text:name="State"/>
        <text:user-field-decl office:value-type="string" office:string-value="226 Willowdale Ave" text:name="Street"/>
        <text:user-field-decl office:value-type="string" office:string-value="Dear Sir or Madam" text:name="Salutation"/>
        <text:user-field-decl office:value-type="string" office:string-value="Sincerely" text:name="Greeting"/>
        <text:user-field-decl office:value-type="string" office:string-value="Fexample Acme Co" text:name="Company"/>
      </text:user-field-decls>
      <draw:frame draw:style-name="fr1" draw:name="Receiver Address" text:anchor-type="page" text:anchor-page-number="1" svg:x="2.111cm" svg:y="5.967cm" svg:width="7.444cm" draw:z-index="0">
        <draw:text-box fo:min-height="2.512cm">
          <text:p text:style-name="Standard">Canada Border Services Agency</text:p>
          <text:p text:style-name="Standard">Recourse Directorate</text:p>
          <text:p text:style-name="Standard">1686 Woodward Drive</text:p>
          <text:p text:style-name="Standard">Ottawa ON <text:s/>K1A 0L8 </text:p>
        </draw:text-box>
      </draw:frame>
      <draw:frame draw:style-name="fr2" draw:name="Sender Address Repeated" text:anchor-type="page" text:anchor-page-number="1" svg:x="2.14cm" svg:y="5.47cm" svg:width="7.415cm" draw:z-index="1">
        <draw:text-box fo:min-height="0.499cm">
          <text:section text:style-name="Sect1" text:name="Sender Address Repeated">
            <text:p text:style-name="P11"/>
          </text:section>
        </draw:text-box>
      </draw:frame>
      <draw:frame draw:style-name="fr2" draw:name="Sender Address" text:anchor-type="page" text:anchor-page-number="1" svg:x="9.29cm" svg:y="2.02cm" svg:width="10.081cm" draw:z-index="2">
        <draw:text-box fo:min-height="2.93cm">
          <text:section text:style-name="Sect1" text:name="Sender Address">
            <text:p text:style-name="Heading"><draw:frame draw:style-name="fr3" draw:name="Lines 2" text:anchor-type="paragraph" svg:x="0cm" svg:y="0.594cm" svg:width="1.074cm" svg:height="1.789cm" draw:z-index="4"><draw:image xlink:href="Pictures/2000000D00000434000006FD52BCC15E.svm" xlink:type="simple" xlink:show="embed" xlink:actuate="onLoad"/></draw:frame><text:sender-firstname>Radu</text:sender-firstname> <text:sender-lastname>Hociung</text:sender-lastname></text:p>
            <text:p text:style-name="Header_20_right"><text:user-field-get text:name="Street">226 Willowdale Ave</text:user-field-get>, <text:user-field-get text:name="City">Waterloo, ON, Canada</text:user-field-get>, <text:user-field-get text:name="State">N2J</text:user-field-get> <text:user-field-get text:name="PostCode">3M1</text:user-field-get></text:p>
            <text:p text:style-name="Header_20_right"><text:span text:style-name="T1">☎</text:span> (519) 883-8454 <text:sender-phone-work/><text:span text:style-name="T2"></text:span> <text:s/>radu.vs-cbsa-Nov10-2014@ohmi.org<text:sender-fax/></text:p>
            <text:p text:style-name="Header_20_right"><text:sender-email/></text:p>
            <text:p text:style-name="Header_20_right"/>
          </text:section>
          <text:p text:style-name="Header_20_right"/>
        </draw:text-box>
      </draw:frame>
      <draw:frame draw:style-name="fr2" draw:name="Bend Marks" text:anchor-type="page" text:anchor-page-number="1" svg:x="0.667cm" svg:y="8.285cm" svg:width="1.109cm" draw:z-index="3">
        <draw:text-box fo:min-height="14.702cm">
          <text:section text:style-name="Sect1" text:name="Bend Marks">
            <text:p text:style-name="P2"/>
            <text:p text:style-name="P2"/>
            <text:p text:style-name="P2"/>
            <text:p text:style-name="P2"/>
            <text:p text:style-name="P2"/>
            <text:p text:style-name="P2"/>
            <text:p text:style-name="P2"/>
            <text:p text:style-name="P2"/>
            <text:p text:style-name="P2">—</text:p>
            <text:p text:style-name="P2"/>
            <text:p text:style-name="P2"/>
            <text:p text:style-name="P2"/>
            <text:p text:style-name="P2"/>
            <text:p text:style-name="P2"/>
            <text:p text:style-name="P2"/>
            <text:p text:style-name="P2"/>
            <text:p text:style-name="P2"/>
          </text:section>
          <text:p text:style-name="P2"/>
        </draw:text-box>
      </draw:frame>
      <text:p text:style-name="P12"/>
      <text:p text:style-name="Date"/>
      <text:p text:style-name="Date"><text:print-date style:data-style-name="N75">Nov 10, 2014</text:print-date></text:p>
      <text:section text:style-name="Sect1" text:name="Subject Line">
        <text:p text:style-name="Subject"><text:span text:style-name="T3">Subject: </text:span><text:placeholder text:placeholder-type="text" text:description="Click placeholder and overwrite">&lt;Request for Ministerial Decision CS-74472/4273-14-0724&gt;</text:placeholder></text:p>
      </text:section>
      <text:p text:style-name="Text_20_body"/>
      <text:p text:style-name="Text_20_body">Thank you for your letter dated November 3 2014.</text:p>
      <text:p text:style-name="Text_20_body"/>
      <text:p text:style-name="Text_20_body">Here is additional information that may help you:</text:p>
      <text:list xml:id="list386921738789131926" text:style-name="L1">
        <text:list-item>
          <text:p text:style-name="P7">Find attached a sworn affidavit from the Assistant Deputy Minister of Finance that states the status of Canadian gold coins as <text:span text:style-name="T8">CIRCULATION CURRENCY</text:span>.</text:p>
        </text:list-item>
        <text:list-item>
          <text:p text:style-name="P7">Find attached a copy of <text:span text:style-name="T6">US Public Law 109-145</text:span>, which ammends <text:span text:style-name="T6">US Code Title 31</text:span>, section 5112(a)(11) and adds the American Gold Buffalo coins to the list of <text:span text:style-name="T8">CURRENT US LEGAL-TENDER</text:span> (ie, <text:span text:style-name="T8">CURRENCY</text:span>)</text:p>
        </text:list-item>
        <text:list-item>
          <text:p text:style-name="P7">Find attached an excerpt of <text:span text:style-name="T6">US Code Title 31</text:span>, section 5112(e), which explicitly says that US Silver Eagles are NUMISMATIC, and CURRENT LEGAL TENDER at the same time.</text:p>
        </text:list-item>
        <text:list-item>
          <text:p text:style-name="P7">Further mode, kindly read the seizing officer's narrative report, paragraph 11, where he states he was advised by the CBSA superintendent on duty that “coins minted with metals at the required purity levels and issued by a government authority qualify” [ as currency ] . He does not claim to have checked these simple criteria, even though he stated them both when on the statement of goods seized: “United States of America $50, 1oz of .9999 Fine Gold”. In fact this is the same information I conveyed to him repeatedly during our interaction, and he vehemently refused to consider it. [Note: I believe the superindendent is refering to paragraph 27 of section 123 of Canada Revenue Agency Memorandum 17.1]</text:p>
        </text:list-item>
      </text:list>
      <text:p text:style-name="Text_20_body"/>
      <text:p text:style-name="Text_20_body"><text:span text:style-name="T8">Please clarify your assertions with clear references</text:span> to the acts you are invoking. I would like clarifications for the following claims you made in your November 4, 2014 letter:</text:p>
      <text:list xml:id="list6984805508109587637" text:style-name="L2">
        <text:list-item>
          <text:p text:style-name="P8">“... under the PCMLTFA, a currency includes all foreign and domestic ...”. <text:span text:style-name="T8">Please supply the section number that defines currency.</text:span> As far as I can tell, this act does not mention the words “bank note”, “circulation”, “coin”, even though you have highlighted the phrase “circulation coins” by enclosing it <text:soft-page-break/>in quotes and underlining it, implying the phrase is used in the text of the Act.</text:p>
        </text:list-item>
        <text:list-item>
          <text:p text:style-name="P8">“... silver and gold coins are considered as uncirculated, they are not considered to be currency...”, <text:span text:style-name="T8">please supply the act name and section number</text:span> that makes this determination. As far as I can tell, the <text:span text:style-name="T6">US Code Title 31</text:span> explicitly says that gold and silver uncirculated coins issued under its authority is <text:span text:style-name="T8">current legal tender</text:span> of the United states, see sections 5102, 5112 (a)(11) for gold, and 5112(e) for silver. Note that the word “uncirculated” has a specific legal meaning, which is distinct from the word “circulation” (eg. Collectible loonies you can buy at the post office are uncirculated , but were issued “for circulation” – see attachment –, ie you can spend them if you want, and are no less legal currency than loonies already circulated). Under the Currency Act of Canada, and US Code Title 31, both gold and silver are “uncirculated” currency issued for “circulation”. Also note the text of the Minister of Finance's affidavit that uses similar language, “issued for circulation”, and are “current and legal tender”, even though bullion coins are by definition “uncirculated”. Neither Canadian, nor US acts exclude “uncirculated” coins from being “currency”, quite the contrary, they explicitly state it. Please supply references to Acts you've used in your assertion.</text:p>
        </text:list-item>
      </text:list>
      <text:p text:style-name="Text_20_body"/>
      <text:p text:style-name="Text_20_body">Furthermore, note the following:</text:p>
      <text:list xml:id="list1118011209040106599" text:style-name="L3">
        <text:list-item>
          <text:p text:style-name="P9">At no point have I claimed to have made an error in reporting, inadvertent or intentional. I have plainly and repeatedly stated the error of classification is ENTIRELY the CBSA's. My report was as complete and accurate as required by Canada's laws, including:</text:p>
          <text:list>
            <text:list-item>
              <text:p text:style-name="P9">Canada <text:span text:style-name="T6">Customs Act</text:span>,</text:p>
            </text:list-item>
            <text:list-item>
              <text:p text:style-name="P9">Canada <text:span text:style-name="T6">Proceeds of Crime (Money Laundering) and Terrorist Financing Act</text:span>,</text:p>
            </text:list-item>
            <text:list-item>
              <text:p text:style-name="P9">Canada <text:span text:style-name="T6">Tax Act</text:span></text:p>
            </text:list-item>
          </text:list>
        </text:list-item>
        <text:list-item>
          <text:p text:style-name="P9">Section 110 of the <text:span text:style-name="T6">Customs Act</text:span> applies to goods, but not financial instruments or currency.</text:p>
        </text:list-item>
        <text:list-item>
          <text:p text:style-name="P9">The collectibility of currency does not affect its currency status, even for non-circulating currency. Your claim to the contrary finds no support in Canadian Law or United States Law, and in fact <text:span text:style-name="T6">US Title 31</text:span> explicitly contradicts it.</text:p>
        </text:list-item>
        <text:list-item>
          <text:p text:style-name="P9">I am not submitting my narrative account of the events at CBSA on Oct 21<text:span text:style-name="T7">st</text:span> at this time.</text:p>
        </text:list-item>
      </text:list>
      <text:p text:style-name="Text_20_body"/>
      <text:p text:style-name="Text_20_body"/>
      <text:p text:style-name="Text_20_body">Also, I feel obligated to point out the following, though I have written to the Prime Minister and to the Minis<text:soft-page-break/>ter of Public Safety separately on this issue:</text:p>
      <text:p text:style-name="Text_20_body"/>
      <text:p text:style-name="P6">Mis-classification of currency as 'goods' is effectively exempting currency traffic from the requirements to report under the <text:span text:style-name="T6">Proceeds of Crime (Money Laundering) and Terrorist Financing Act.</text:span><text:span text:style-name="T4"> I do not believe it is the mandate of the CBSA to allow such arbitrary exemptions, and as such through your flawed interpretation of the law, you have created a hazard to the national security of Canada.</text:span></text:p>
      <text:p text:style-name="P10"/>
      <text:p text:style-name="P10">On the web there are numerous accounts of your narrative that “gold currency is goods exempt from PCMLTFA”, going back several years, which act as advertisement to actual terrorists and other criminals that they are welcome in Canada along with their currency, as long as they convert it to gold prior to arrival. Conversion is easy in most of the world, and even the Royal Canadian Mint exports its gold coins worldwide.</text:p>
      <text:p text:style-name="P10"/>
      <text:p text:style-name="P6"><text:span text:style-name="T4">I would be interested to know if you also regard other Canadian currency that has been officially, permanenty withdrawn from circulation, and is now collectible, as “goods”, and exempt from PCMLTFA. I am refering to the Canada $1000 note, the $2 note, but also to the plethora of collectible commemorative coinage in circulation (pick up a handful of Canadian quarters, and you'll find much of it falls in this category). </text:span><text:span text:style-name="T5">Please inform me what your interpretation</text:span><text:span text:style-name="T4"> is vis-a-vis these forms of currency.</text:span></text:p>
      <text:p text:style-name="P10"/>
      <text:p text:style-name="P10">Furthermore, if your interpretation were correct, then the definition of Canada Revenue Agency of gold and silver coins above a certain purity, issued by a govenment authority, would apply to NO gold coins anywhere in the world, and would be a pointless section of the Tax act.</text:p>
      <text:p text:style-name="P3"><text:soft-page-break/>I await your clarifications on sections numbers, and your decision.</text:p>
      <text:p text:style-name="P3"><text:user-field-get text:name="Greeting">Sincerely</text:user-field-get>,</text:p>
      <text:p text:style-name="P4"><text:sender-firstname>Radu</text:sender-firstname> <text:sender-lastname>Hociung</text:sender-lastname></text:p>
      <text:p text:style-name="P5"/>
      <text:p text:style-name="P4">Attachments.<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adornments="Normal" style:font-pitch="variable" style:font-charset="x-symbol"/>
    <style:font-face style:name="StarSymbol" svg:font-family="StarSymbol" style:font-pitch="variable" style:font-charset="x-symbol"/>
    <style:font-face style:name="StarSymbol2" svg:font-family="StarSymbol" style:font-adornments="Normal" style:font-pitch="variable" style:font-charset="x-symbol"/>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Albany" svg:font-family="Albany"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next-style-name="Signature" style:class="text">
      <style:paragraph-properties fo:margin="100%"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100%"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end" style:justify-single-word="false" fo:keep-with-next="always"/>
      <style:text-properties style:font-name="Thorndale1"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Albany"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style:tab-stops>
          <style:tab-stop style:position="8.5cm" style:type="center"/>
          <style:tab-stop style:position="17.002cm" style:type="right"/>
        </style:tab-stops>
        <style:background-image/>
      </style:paragraph-properties>
      <style:text-properties style:font-name="Thorndale1"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Date" style:family="paragraph" style:parent-style-name="Standard">
      <style:paragraph-properties fo:margin="100%"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aphic1" text:anchor-type="paragraph" svg:x="0cm" svg:y="0.594cm" svg:width="1.074cm" svg:height="1.789cm" draw:z-index="7"><draw:image xlink:href="Pictures/2000000D00000434000006FD52BCC15E.svm" xlink:type="simple" xlink:show="embed" xlink:actuate="onLoad"/></draw:frame><text:sender-firstname>Radu</text:sender-firstname> <text:sender-lastname>Hociung</text:sender-lastname></text:p>
        <text:p text:style-name="Header_20_right"/>
        <text:p text:style-name="Header_20_left">Page <text:page-number text:select-page="current">4</text:page-number>/<text:page-count>4</text:page-count></text:p>
      </style:header>
      <style:footer>
        <text:p text:style-name="Footer"/>
        <text:p text:style-name="MP1"><text:page-number style:num-format="1"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escription>Elegant official private letter in serif style. Template created via Letter Wizard on 14-09-21.</dc:description>
    <meta:creation-date>2014-10-21T22:40:00.15</meta:creation-date>
    <dc:language>en-US</dc:language>
    <meta:editing-cycles>18</meta:editing-cycles>
    <meta:editing-duration>P4DT8H42M10S</meta:editing-duration>
    <dc:title>Letter to Lawyer</dc:title>
    <meta:initial-creator>Radu Hociung</meta:initial-creator>
    <dc:date>2015-06-02T22:58:20.09</dc:date>
    <dc:creator>Radu Hociung</dc:creator>
    <meta:printed-by>Radu Hociung</meta:printed-by>
    <meta:print-date>2014-11-10T11:21:51.68</meta:print-date>
    <meta:document-statistic meta:table-count="0" meta:image-count="2" meta:object-count="0" meta:page-count="4" meta:paragraph-count="40" meta:word-count="1019" meta:character-count="6151"/>
    <meta:user-defined meta:name="Info 0"/>
    <meta:user-defined meta:name="Info 1"/>
    <meta:user-defined meta:name="Info 2"/>
    <meta:user-defined meta:name="Info 3"/>
    <meta:template xlink:type="simple" xlink:actuate="onRequest" xlink:title="Letter to Lawyer" xlink:href="file:///D:/Users/Radu/AppData/Roaming/OpenOffice/4/user/template/myLetterTemplate.ott" meta:date="2014-10-21T22:39:59.99"/>
  </office:meta>
</office:document-meta>
</file>